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6.641cm"/>
    </style:style>
    <style:style style:name="co7" style:family="table-column">
      <style:table-column-properties fo:break-before="auto" style:column-width="13.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Auto FODA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 office:value-type="string">
            <text:p>Fortalezas</text:p>
          </table:table-cell>
          <table:table-cell table:style-name="ce1" office:value-type="string">
            <text:p>Oportunidades</text:p>
          </table:table-cell>
          <table:table-cell table:style-name="ce1" office:value-type="string">
            <text:p>Debilidades</text:p>
          </table:table-cell>
          <table:table-cell table:style-name="ce1" office:value-type="string">
            <text:p>Amenazas</text:p>
          </table:table-cell>
        </table:table-row>
        <table:table-row table:style-name="ro2">
          <table:table-cell table:number-columns-repeated="2"/>
          <table:table-cell office:value-type="string">
            <text:p>Tengo conocimientos sobre desarrollo de sistemas</text:p>
          </table:table-cell>
          <table:table-cell office:value-type="string">
            <text:p>Soporte, diseño y desarrollo</text:p>
          </table:table-cell>
          <table:table-cell office:value-type="string">
            <text:p>Perfeccionista</text:p>
          </table:table-cell>
          <table:table-cell office:value-type="string">
            <text:p>iTPV</text:p>
          </table:table-cell>
        </table:table-row>
        <table:table-row table:style-name="ro2">
          <table:table-cell table:number-columns-repeated="2"/>
          <table:table-cell office:value-type="string">
            <text:p>Sueño con brindar tecnologia a pequeños comercios</text:p>
          </table:table-cell>
          <table:table-cell office:value-type="string">
            <text:p>Dar soluciones de negocio</text:p>
          </table:table-cell>
          <table:table-cell office:value-type="string">
            <text:p>Impuntual</text:p>
          </table:table-cell>
          <table:table-cell office:value-type="string">
            <text:p>LemonPOS</text:p>
          </table:table-cell>
        </table:table-row>
        <table:table-row table:style-name="ro3">
          <table:table-cell table:number-columns-repeated="2"/>
          <table:table-cell office:value-type="string">
            <text:p>Soy licenciado en informatica administrativa, y tengo conocimientos básicos sobre administración, contabilidad y los procesos productivos en una empresa</text:p>
          </table:table-cell>
          <table:table-cell office:value-type="string">
            <text:p>Análisis de información y estrategias de mercado</text:p>
          </table:table-cell>
          <table:table-cell office:value-type="string">
            <text:p>Introvertido</text:p>
          </table:table-cell>
          <table:table-cell office:value-type="string">
            <text:p>SurfFX</text:p>
          </table:table-cell>
        </table:table-row>
        <table:table-row table:style-name="ro4">
          <table:table-cell table:number-columns-repeated="2"/>
          <table:table-cell office:value-type="string">
            <text:p>Estoy certificado como programador java</text:p>
          </table:table-cell>
          <table:table-cell/>
          <table:table-cell office:value-type="string">
            <text:p>Planeo demasiado ym etardo mucho en decidirme</text:p>
          </table:table-cell>
          <table:table-cell table:style-name="ce2"/>
        </table:table-row>
        <table:table-row table:style-name="ro4">
          <table:table-cell table:number-columns-repeated="2"/>
          <table:table-cell office:value-type="string">
            <text:p>Mi familia se dedica al comercio, tengo conocimiento relativo del negocio.</text:p>
          </table:table-cell>
          <table:table-cell/>
          <table:table-cell office:value-type="string">
            <text:p>Soy muy métodico</text:p>
          </table:table-cell>
          <table:table-cell table:style-name="ce2"/>
        </table:table-row>
        <table:table-row table:style-name="ro4">
          <table:table-cell table:number-columns-repeated="2"/>
          <table:table-cell office:value-type="string">
            <text:p>Tengo muchas ganas de poder liderear un proyecto, apoyando a las personas con mi trabajo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office:value-type="string">
            <text:p>Me gustaria ser un líder técnico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2"/>
        </table:table-row>
      </table:table>
      <table:table table:name="Competidores" table:style-name="ta1" table:print="false">
        <table:table-column table:style-name="co1" table:number-columns-repeated="2" table:default-cell-style-name="Default"/>
        <table:table-column table:style-name="co6" table:default-cell-style-name="ce2"/>
        <table:table-row table:style-name="ro1" table:number-rows-repeated="2">
          <table:table-cell table:number-columns-repeated="2"/>
          <table:table-cell table:style-name="Default"/>
        </table:table-row>
        <table:table-row table:style-name="ro5">
          <table:table-cell/>
          <table:table-cell office:value-type="string">
            <text:p>iTPV</text:p>
          </table:table-cell>
          <table:table-cell office:value-type="string">
            <text:p>Cafeterias</text:p>
            <text:p>Antros</text:p>
            <text:p>MiniSuper</text:p>
            <text:p>Zapaterias</text:p>
            <text:p>Restaurantes</text:p>
            <text:p>Bares</text:p>
            <text:p>Ferreterias</text:p>
            <text:p>Farmacias</text:p>
          </table:table-cell>
        </table:table-row>
        <table:table-row table:style-name="ro1">
          <table:table-cell/>
          <table:table-cell office:value-type="string">
            <text:p>LemonPOS</text:p>
          </table:table-cell>
          <table:table-cell/>
        </table:table-row>
        <table:table-row table:style-name="ro1">
          <table:table-cell/>
          <table:table-cell office:value-type="string">
            <text:p>SurfFX</text:p>
          </table:table-cell>
          <table:table-cell office:value-type="string">
            <text:p>Zapaterias</text:p>
          </table:table-cell>
        </table:table-row>
        <table:table-row table:style-name="ro1">
          <table:table-cell table:number-columns-repeated="2"/>
          <table:table-cell office:value-type="string">
            <text:p>Refaccionarias</text:p>
          </table:table-cell>
        </table:table-row>
        <table:table-row table:style-name="ro1">
          <table:table-cell table:number-columns-repeated="2"/>
          <table:table-cell office:value-type="string">
            <text:p>Minisuper</text:p>
          </table:table-cell>
        </table:table-row>
        <table:table-row table:style-name="ro1">
          <table:table-cell table:number-columns-repeated="2"/>
          <table:table-cell office:value-type="string">
            <text:p>Abarrotes</text:p>
          </table:table-cell>
        </table:table-row>
        <table:table-row table:style-name="ro1">
          <table:table-cell table:number-columns-repeated="2"/>
          <table:table-cell office:value-type="string">
            <text:p>Bares y cafeterias</text:p>
          </table:table-cell>
        </table:table-row>
        <table:table-row table:style-name="ro1">
          <table:table-cell table:number-columns-repeated="2"/>
          <table:table-cell office:value-type="string">
            <text:p>Farmacias</text:p>
          </table:table-cell>
        </table:table-row>
        <table:table-row table:style-name="ro1">
          <table:table-cell table:number-columns-repeated="2"/>
          <table:table-cell office:value-type="string">
            <text:p>Boutiques</text:p>
          </table:table-cell>
        </table:table-row>
        <table:table-row table:style-name="ro1">
          <table:table-cell table:number-columns-repeated="2"/>
          <table:table-cell office:value-type="string">
            <text:p>Ferreteria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 de vida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Desarrollar mis habilidades profesionales en el sector privado</text:p>
          </table:table-cell>
          <table:table-cell table:number-columns-repeated="2"/>
          <table:table-cell office:value-type="string">
            <text:p>Como nos ven los demas?</text:p>
          </table:table-cell>
          <table:table-cell table:number-columns-repeated="2"/>
          <table:table-cell office:value-type="string">
            <text:p>serio</text:p>
          </table:table-cell>
        </table:table-row>
        <table:table-row table:style-name="ro1">
          <table:table-cell/>
          <table:table-cell office:value-type="string">
            <text:p>Crear mi propia empresa de desarrollo de sistemas comerciales y de capacitación</text:p>
          </table:table-cell>
          <table:table-cell table:number-columns-repeated="2"/>
          <table:table-cell office:value-type="string">
            <text:p>Aceptar obligacio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jorar mi calidad de vida y la de mi familia</text:p>
          </table:table-cell>
          <table:table-cell table:number-columns-repeated="2"/>
          <table:table-cell office:value-type="string">
            <text:p>Cual es mi actitud</text:p>
          </table:table-cell>
          <table:table-cell table:number-columns-repeated="2"/>
          <table:table-cell office:value-type="string">
            <text:p>hipocrita</text:p>
          </table:table-cell>
        </table:table-row>
        <table:table-row table:style-name="ro1">
          <table:table-cell/>
          <table:table-cell office:value-type="string">
            <text:p>Que me permita conocer y convivir con mas personas del medio</text:p>
          </table:table-cell>
          <table:table-cell table:number-columns-repeated="2"/>
          <table:table-cell office:value-type="string">
            <text:p>en que soy bueno</text:p>
          </table:table-cell>
          <table:table-cell table:number-columns-repeated="2"/>
          <table:table-cell office:value-type="string">
            <text:p>desarrollando</text:p>
          </table:table-cell>
        </table:table-row>
        <table:table-row table:style-name="ro1">
          <table:table-cell/>
          <table:table-cell office:value-type="string">
            <text:p>Impulsar la empacadora de carnes frias de mi familia</text:p>
          </table:table-cell>
          <table:table-cell table:number-columns-repeated="2"/>
          <table:table-cell office:value-type="string">
            <text:p>Como canalizar mi actitud y mis habilidades para algo rent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locar un servicio especializado de internet con software libre</text:p>
          </table:table-cell>
          <table:table-cell table:number-columns-repeated="2"/>
          <table:table-cell office:value-type="string">
            <text:p>Hacer algo diferen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 clases en una universidad =P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2">12/06/2010</text:date>, <text:time>21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o </meta:initial-creator>
    <meta:creation-date>2010-06-12T17:24:19</meta:creation-date>
    <dc:date>2010-06-12T21:57:34</dc:date>
    <dc:creator>Alberto </dc:creator>
    <meta:editing-duration>PT02H24M36S</meta:editing-duration>
    <meta:editing-cycles>3</meta:editing-cycles>
    <meta:generator>OpenOffice.org/3.2$Linux OpenOffice.org_project/320m12$Build-9483</meta:generator>
    <meta:document-statistic meta:table-count="3" meta:cell-count="50" meta:object-count="0"/>
  </office:meta>
</office:document-meta>
</file>